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215" officeooo:paragraph-rsid="00008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cou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6:07:53.429000000</meta:creation-date>
    <dc:date>2016-03-07T16:09:17.666000000</dc:date>
    <meta:editing-duration>PT47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